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9fcb" officeooo:paragraph-rsid="00009fcb"/>
    </style:style>
    <style:style style:name="P2" style:family="paragraph" style:parent-style-name="Standard">
      <style:text-properties style:font-name="Arial" officeooo:rsid="0001c984" officeooo:paragraph-rsid="0001c984"/>
    </style:style>
    <style:style style:name="P3" style:family="paragraph" style:parent-style-name="Header">
      <style:paragraph-properties fo:text-align="center" style:justify-single-word="false"/>
      <style:text-properties style:font-name="Arial" officeooo:rsid="0001c984" officeooo:paragraph-rsid="0001c984"/>
    </style:style>
    <style:style style:name="T1" style:family="text">
      <style:text-properties officeooo:rsid="0001c98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as-char" svg:width="17.965cm" svg:height="20.849cm" draw:z-index="0"><draw:image xlink:href="http://www.susannealbers.de/rembrandt/selbstportrait/sp1669a.jpeg" xlink:type="simple" xlink:show="embed" xlink:actuate="onLoad"/></draw:frame> </text:p>
      <text:p text:style-name="Standard"/>
      <text:p text:style-name="P1">Rembrandt malte dieses Bild kurz vor seinem Ableben im Jahre 1669.</text:p>
      <text:p text:style-name="P1"/>
      <text:p text:style-name="P2">Es wurden überwiegend dunkle Farben verwendet, aber auch ein wenig Weiß und Grau.</text:p>
      <text:p text:style-name="P2">Unten ist es unkler als oben und in der Mitte.</text:p>
      <text:p text:style-name="P1"/>
      <text:p text:style-name="P1">Man kann an den dunklen Farben am unteren Teil und an den Rändern des Bildes <text:soft-page-break/>erkennen, dass ihm bewusst war, dass er bald sterben würde. <text:span text:style-name="T1">Er besaß dennoch Hoffnung was man <text:s/>aus den helleren Farben zu schließen kön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officeooo:rsid="0001c984" officeooo:paragraph-rsid="0001c9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mbrandt <text:s text:c="107"/>17.11.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3:12:49.123000000</meta:creation-date>
    <dc:date>2015-11-17T00:30:14.450000000</dc:date>
    <meta:editing-duration>PT47M4S</meta:editing-duration>
    <meta:editing-cycles>1</meta:editing-cycles>
    <meta:document-statistic meta:table-count="0" meta:image-count="1" meta:object-count="0" meta:page-count="2" meta:paragraph-count="6" meta:word-count="74" meta:character-count="537" meta:non-whitespace-character-count="359"/>
    <meta:generator>LibreOffice/4.2.1.1$Windows_x86 LibreOffice_project/d7dbbd7842e6a58b0f521599204e827654e1fb8b</meta:generator>
  </office:meta>
</office:document-meta>
</file>